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2c7" officeooo:paragraph-rsid="000702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some text. And <text:span text:style-name="T1">tihs</text:span> is smoe bad <text:span text:style-name="T2">txet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3:19:07.643000000</meta:creation-date>
    <dc:date>2018-11-08T13:22:55.464000000</dc:date>
    <meta:editing-duration>PT4M3S</meta:editing-duration>
    <meta:editing-cycles>1</meta:editing-cycles>
    <meta:document-statistic meta:table-count="0" meta:image-count="0" meta:object-count="0" meta:page-count="1" meta:paragraph-count="1" meta:word-count="10" meta:character-count="45" meta:non-whitespace-character-count="36"/>
    <meta:generator>LibreOffice/6.1.3.2$Windows_X86_64 LibreOffice_project/86daf60bf00efa86ad547e59e09d6bb77c699acb</meta:generator>
  </office:meta>
</office:document-meta>
</file>